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ff00"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fill="none" draw:textarea-vertical-align="middle"/>
    </style:style>
    <style:style style:name="gr9" style:family="graphic" style:parent-style-name="objectwithoutfill">
      <style:graphic-properties draw:stroke="dash" draw:stroke-dash="Fine_20_Dashed_20__28_var_29_"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ff0000" draw:fill="solid" draw:fill-color="#ff0000" draw:textarea-vertical-align="middle" draw:auto-grow-height="false" fo:min-height="0.749cm" fo:min-width="0.499cm"/>
    </style:style>
    <style:style style:name="gr12" style:family="graphic" style:parent-style-name="standard">
      <style:graphic-properties draw:stroke="dash" draw:stroke-dash="Fine_20_Dashed_20__28_var_29_"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4" style:family="paragraph">
      <style:paragraph-properties fo:text-align="center"/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cm" svg:height="6.7cm" svg:x="25.3cm" svg:y="3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7cm" svg:height="6.7cm" svg:x="15.8cm" svg:y="3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1" draw:id="id1" draw:layer="layout" svg:width="23.7cm" svg:height="2.7cm" svg:x="11.3cm" svg:y="1.9cm">
          <text:p text:style-name="P2"><text:span text:style-name="T1">Initial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31.9cm" svg:y="8.5cm">
          <text:p text:style-name="P1">Step 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29cm" svg:y="18.9cm">
          <text:p text:style-name="P1">Step 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12.1cm" svg:y="16.8cm">
          <text:p text:style-name="P1">Step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20cm" svg:y="16.6cm">
          <text:p text:style-name="P1">Step 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24.7cm" svg:y="8.4cm">
          <text:p text:style-name="P1">Step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15.5cm" svg:y="8.4cm">
          <text:p text:style-name="P1">Step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2.7cm" svg:x="31.9cm" svg:y="12cm">
          <text:p text:style-name="P1">Result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cm" svg:height="2.7cm" svg:x="19.8cm" svg:y="20cm">
          <text:p text:style-name="P1">Result 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cm" svg:height="2.7cm" svg:x="24.6cm" svg:y="11.9cm">
          <text:p text:style-name="P1">Result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cm" svg:height="2.7cm" svg:x="15.4cm" svg:y="11.9cm">
          <text:p text:style-name="P1">Result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5cm" svg:height="2.5cm" svg:x="24.4cm" svg:y="29cm">
          <text:p text:style-name="P2"><text:span text:style-name="T1">Final</text:span></text:p>
          <text:p text:style-name="P2"><text:span text:style-name="T1">Step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5cm" svg:height="2.5cm" svg:x="14.9cm" svg:y="27.8cm">
          <text:p text:style-name="P2"><text:span text:style-name="T1">Final </text:span></text:p>
          <text:p text:style-name="P2"><text:span text:style-name="T1">Step 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2.7cm" svg:x="12cm" svg:y="20.2cm">
          <text:p text:style-name="P1">Result 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cm" svg:height="2.7cm" svg:x="28.9cm" svg:y="22.3cm">
          <text:p text:style-name="P1">Result 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7cm" svg:height="2.7cm" svg:x="14.8cm" svg:y="31.5cm">
          <text:p text:style-name="P2"><text:span text:style-name="T1">Final</text:span></text:p>
          <text:p text:style-name="P2"><text:span text:style-name="T1">Resul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7cm" svg:height="2.7cm" svg:x="24.3cm" svg:y="32.8cm">
          <text:p text:style-name="P2"><text:span text:style-name="T1">Final</text:span></text:p>
          <text:p text:style-name="P2"><text:span text:style-name="T1">Resul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6.8cm" svg:y1="4.6cm" svg:x2="16.8cm" svg:y2="8.4cm">
          <text:p/>
        </draw:line>
        <draw:line draw:style-name="gr7" draw:text-style-name="P1" draw:layer="layout" svg:x1="16.8cm" svg:y1="14.6cm" svg:x2="13.3cm" svg:y2="16.8cm">
          <text:p/>
        </draw:line>
        <draw:line draw:style-name="gr7" draw:text-style-name="P1" draw:layer="layout" svg:x1="16.7cm" svg:y1="14.6cm" svg:x2="21.1cm" svg:y2="16.6cm">
          <text:p/>
        </draw:line>
        <draw:line draw:style-name="gr7" draw:text-style-name="P1" draw:layer="layout" svg:x1="21.1cm" svg:y1="4.5cm" svg:x2="21.1cm" svg:y2="16.6cm">
          <text:p/>
        </draw:line>
        <draw:line draw:style-name="gr7" draw:text-style-name="P1" draw:layer="layout" svg:x1="25.9cm" svg:y1="14.6cm" svg:x2="21.1cm" svg:y2="16.6cm">
          <text:p/>
        </draw:line>
        <draw:line draw:style-name="gr7" draw:text-style-name="P1" draw:layer="layout" svg:x1="26cm" svg:y1="14.6cm" svg:x2="25.6cm" svg:y2="29cm">
          <text:p/>
        </draw:line>
        <draw:line draw:style-name="gr7" draw:text-style-name="P1" draw:layer="layout" svg:x1="26cm" svg:y1="14.6cm" svg:x2="30.3cm" svg:y2="18.9cm">
          <text:p/>
        </draw:line>
        <draw:connector draw:style-name="gr8" draw:text-style-name="P1" draw:layer="layout" draw:type="curve" svg:x1="23.15cm" svg:y1="4.6cm" svg:x2="16.15cm" svg:y2="27.8cm" draw:start-shape="id1" draw:end-shape="id2" svg:d="m23150 4600c0 17400-7000 5800-7000 23200">
          <text:p/>
        </draw:connector>
        <draw:line draw:style-name="gr7" draw:text-style-name="P1" draw:layer="layout" svg:x1="13.3cm" svg:y1="22.9cm" svg:x2="16.1cm" svg:y2="27.8cm">
          <text:p/>
        </draw:line>
        <draw:line draw:style-name="gr7" draw:text-style-name="P1" draw:layer="layout" svg:x1="21.1cm" svg:y1="22.8cm" svg:x2="16.2cm" svg:y2="27.8cm">
          <text:p/>
        </draw:line>
        <draw:line draw:style-name="gr7" draw:text-style-name="P1" draw:layer="layout" svg:x1="30.2cm" svg:y1="25cm" svg:x2="25.7cm" svg:y2="29cm">
          <text:p/>
        </draw:line>
        <draw:line draw:style-name="gr9" draw:text-style-name="P1" draw:layer="layout" svg:x1="21.1cm" svg:y1="22.8cm" svg:x2="25.5cm" svg:y2="29cm">
          <text:p/>
        </draw:line>
        <draw:line draw:style-name="gr7" draw:text-style-name="P1" draw:layer="layout" svg:x1="33.2cm" svg:y1="14.7cm" svg:x2="30.2cm" svg:y2="19cm">
          <text:p/>
        </draw:line>
        <draw:line draw:style-name="gr7" draw:text-style-name="P1" draw:layer="layout" svg:x1="33.2cm" svg:y1="4.6cm" svg:x2="33.1cm" svg:y2="8.5cm">
          <text:p/>
        </draw:line>
        <draw:line draw:style-name="gr7" draw:text-style-name="P1" draw:layer="layout" svg:x1="26cm" svg:y1="4.6cm" svg:x2="26cm" svg:y2="8.4cm">
          <text:p/>
        </draw:line>
        <draw:line draw:style-name="gr10" draw:text-style-name="P1" draw:layer="layout" svg:x1="16.6cm" svg:y1="10.9cm" svg:x2="16.7cm" svg:y2="11.9cm">
          <text:p/>
        </draw:line>
        <draw:line draw:style-name="gr10" draw:text-style-name="P1" draw:layer="layout" svg:x1="25.9cm" svg:y1="10.9cm" svg:x2="25.9cm" svg:y2="11.9cm">
          <text:p/>
        </draw:line>
        <draw:line draw:style-name="gr10" draw:text-style-name="P1" draw:layer="layout" svg:x1="33.2cm" svg:y1="11cm" svg:x2="33.2cm" svg:y2="12cm">
          <text:p/>
        </draw:line>
        <draw:line draw:style-name="gr10" draw:text-style-name="P1" draw:layer="layout" svg:x1="13.2cm" svg:y1="19.3cm" svg:x2="13.3cm" svg:y2="20.2cm">
          <text:p/>
        </draw:line>
        <draw:line draw:style-name="gr10" draw:text-style-name="P1" draw:layer="layout" svg:x1="21.3cm" svg:y1="19.1cm" svg:x2="21.1cm" svg:y2="20cm">
          <text:p/>
        </draw:line>
        <draw:line draw:style-name="gr10" draw:text-style-name="P1" draw:layer="layout" svg:x1="30.3cm" svg:y1="21.4cm" svg:x2="30.3cm" svg:y2="22.2cm">
          <text:p/>
        </draw:line>
        <draw:custom-shape draw:style-name="gr11" draw:text-style-name="P1" draw:layer="layout" svg:width="4.4cm" svg:height="1.3cm" svg:x="34.6cm" svg:y="12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9" draw:text-style-name="P1" draw:layer="layout" svg:x1="30.5cm" svg:y1="25cm" svg:x2="31.6cm" svg:y2="37.7cm">
          <text:p/>
        </draw:line>
        <draw:custom-shape draw:style-name="gr12" draw:text-style-name="P1" draw:layer="layout" svg:width="2.4cm" svg:height="2.3cm" svg:x="30.4cm" svg:y="37.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5.8cm" svg:y1="35.5cm" svg:x2="31.6cm" svg:y2="37.7cm">
          <text:p/>
        </draw:line>
        <draw:line draw:style-name="gr9" draw:text-style-name="P1" draw:layer="layout" svg:x1="13.6cm" svg:y1="4.6cm" svg:x2="13.3cm" svg:y2="16.8cm">
          <text:p/>
        </draw:line>
        <draw:frame draw:style-name="gr13" draw:text-style-name="P3" draw:layer="layout" svg:width="6.4cm" svg:height="1.691cm" svg:x="13.2cm" svg:y="37cm">
          <draw:text-box>
            <text:p text:style-name="P3"><text:span text:style-name="T2">Used in client code</text:span></text:p>
          </draw:text-box>
        </draw:frame>
        <draw:frame draw:style-name="gr13" draw:text-style-name="P3" draw:layer="layout" svg:width="6.4cm" svg:height="1.691cm" svg:x="22.3cm" svg:y="38.309cm">
          <draw:text-box>
            <text:p text:style-name="P3"><text:span text:style-name="T2">Used in client code</text:span></text:p>
          </draw:text-box>
        </draw:frame>
        <draw:frame draw:style-name="gr13" draw:text-style-name="P4" draw:layer="layout" svg:width="6.4cm" svg:height="2.054cm" svg:x="33.3cm" svg:y="14.446cm">
          <draw:text-box>
            <text:p text:style-name="P4"><text:span text:style-name="T3">May be used in client code someday</text:span></text:p>
          </draw:text-box>
        </draw:frame>
        <draw:frame draw:style-name="gr13" draw:text-style-name="P4" draw:layer="layout" svg:width="6.4cm" svg:height="1.5cm" svg:x="19.8cm" svg:y="27.5cm">
          <draw:text-box>
            <text:p text:style-name="P4"><text:span text:style-name="T3">May need </text:span></text:p>
            <text:p text:style-name="P4"><text:span text:style-name="T3">someday</text:span></text:p>
          </draw:text-box>
        </draw:frame>
        <draw:frame draw:style-name="gr13" draw:text-style-name="P4" draw:layer="layout" svg:width="6.4cm" svg:height="2.655cm" svg:x="7.2cm" svg:y="14.545cm">
          <draw:text-box>
            <text:p text:style-name="P4"><text:span text:style-name="T3">May need access</text:span></text:p>
            <text:p text:style-name="P4"><text:span text:style-name="T3">to the initial data someday </text:span></text:p>
            <text:p text:style-name="P4"><text:span text:style-name="T3"/></text:p>
          </draw:text-box>
        </draw:frame>
        <draw:frame draw:style-name="gr13" draw:text-style-name="P4" draw:layer="layout" svg:width="6.4cm" svg:height="2.054cm" svg:x="28.3cm" svg:y="40.246cm">
          <draw:text-box>
            <text:p text:style-name="P4"><text:span text:style-name="T3">Potential </text:span></text:p>
            <text:p text:style-name="P4"><text:span text:style-name="T3">future</text:span></text:p>
            <text:p text:style-name="P4"><text:span text:style-name="T3">st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30T12:48:37</meta:creation-date>
    <dc:date>2013-11-30T13:15:54</dc:date>
    <meta:editing-duration>PT11M57S</meta:editing-duration>
    <meta:editing-cycles>2</meta:editing-cycles>
    <meta:generator>LibreOffice/3.6$Linux_X86_64 LibreOffice_project/360m1$Build-2</meta:generator>
    <meta:document-statistic meta:object-count="51"/>
  </office:meta>
</office:document-meta>
</file>